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3">
      <style:text-properties fo:language="ru" fo:country="RU"/>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75b1"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5153"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e515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officeooo:rsid="000e5153"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3" style:family="text">
      <style:text-properties style:use-window-font-color="true" fo:language="ru" fo:country="RU" fo:font-style="normal" fo:background-color="transparent" loext:char-shading-value="0" style:font-style-asian="normal" style:font-style-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normal" style:text-underline-style="none" style:font-style-asian="normal" style:font-style-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font-style="italic" style:font-style-asian="italic" style:font-style-complex="italic"/>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06f6d8"/>
    </style:style>
    <style:style style:name="T79" style:family="text">
      <style:text-properties officeooo:rsid="00087d79"/>
    </style:style>
    <style:style style:name="T80" style:family="text">
      <style:text-properties officeooo:rsid="0009588e"/>
    </style:style>
    <style:style style:name="T81" style:family="text">
      <style:text-properties officeooo:rsid="00095fad"/>
    </style:style>
    <style:style style:name="T82" style:family="text">
      <style:text-properties officeooo:rsid="000d9698"/>
    </style:style>
    <style:style style:name="T83" style:family="text">
      <style:text-properties officeooo:rsid="000e5153"/>
    </style:style>
    <style:style style:name="T84" style:family="text">
      <style:text-properties officeooo:rsid="000f10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2">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2">– Нэш, к</text:span>ак называется наш проект?</text:p>
      <text:p text:style-name="P76"><text:span text:style-name="T8">– </text:span><text:span text:style-name="T58">Дайсон.</text:span></text:p>
      <text:p text:style-name="P76"><text:span text:style-name="T8">– </text:span><text:span text:style-name="T58">Сколько тебе лет?</text:span></text:p>
      <text:p text:style-name="P76"><text:span text:style-name="T8">– </text:span><text:span text:style-name="T58">Два года с начала запуска кластера.</text:span></text:p>
      <text:p text:style-name="P76"><text:span text:style-name="T8">– </text:span><text:span text:style-name="T58">Какой сейчас год?</text:span></text:p>
      <text:p text:style-name="P76"><text:span text:style-name="T8">– </text:span><text:span text:style-name="T50">20</text:span><text:span text:style-name="T36">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1">Ага, уже теплее.</text:p>
      <text:p text:style-name="P31"/>
      <text:p text:style-name="P76"><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9">тридцатичетырёх</text:span><text:span text:style-name="T28">этажного </text:span><text:span text:style-name="T29">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8">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8"> </text:span><text:span text:style-name="T29">Юджина</text:span><text:span text:style-name="T1">,</text:span> <text:span text:style-name="T29">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8">Тридцать чет</text:span><text:span text:style-name="T29">ыре</text:span><text:span text:style-name="T28">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3">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9">—</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9">…</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8">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8">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8">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096166026916961831"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8">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8">платформ </text:span><text:span text:style-name="T2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8"> И никто ж не догадывался, что она </text:span><text:span text:style-name="T29">сделана по королевскому заказу</text:span><text:span text:style-name="T28">! Её </text:span><text:span text:style-name="T29">Солнечное </text:span><text:span text:style-name="T28"><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7"> – </text:span><text:span text:style-name="T34">2135</text:span><text:span text:style-name="T47"> A.C.</text:span><text:span text:style-name="T29">»</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у зачем так… Ты же знаешь, я этого не сделаю.</text:p>
      <text:p text:style-name="P47"><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5"/>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5"/>
      <text:p text:style-name="P48">***</text:p>
      <text:p text:style-name="P48"/>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2">– </text:span>Вот, читай отсюда, <text:span text:style-name="T12">–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2">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text:soft-page-break/>– Встретишь, канешн! Скажи ей, что у меня сегодня день рождения, и я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text:span text:style-name="T78">сияющей</text:span>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text:span text:style-name="T79">лишком</text:span>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text:span text:style-name="T79">Проклятье</text:span>,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text:span text:style-name="T84">Проклятье</text:span>!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text:span text:style-name="T79">глупой </text:span>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text:span text:style-name="T81">постигнуть</text:span>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text:span text:style-name="T81">морду </text:span>до тех пор, пока её васильковые глаза не заслонили небо…</text:p>
      <text:p text:style-name="P47"/>
      <text:p text:style-name="P48">***</text:p>
      <text:p text:style-name="P47"/>
      <text:p text:style-name="P47"><text:span text:style-name="T80">…Я</text:span>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153">– Сейчас Мы создадим дверь в сновидение Сестры, примат, – Луна начертила копытом в пустоте светящийся контур двери. – <text:span text:style-name="T81">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text:span>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text:span text:style-name="T84">контуром</text:span>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text:span text:style-name="T82">ую</text:span> <text:span text:style-name="T82">Селестию</text:span>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text:span text:style-name="T82">Проклятье</text:span>,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text:span text:style-name="T82">дь</text:span>,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text:span text:style-name="T83">Э</text:span>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голове и ответил:</text:p>
      <text:p text:style-name="P154">–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text:span text:style-name="T83">Я</text:span>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ОТКРЫЛ ТЕБЕ </text:span><text:span text:style-name="T26">Я </text:span><text:span text:style-name="T25">ТАЙНУ ЧЁРНОГО ЭКРАНА? ТЕБЕ, ПРИЯТЕЛЮ НАДОЕДЛИВЫХ ПОНИ? ПРИЯТЕЛЮ ГНУСНОЙ ПРОВОЗВЕСТНИЦЫ СОЛНЦА?</text:span></text:p>
      <text:p text:style-name="P47"><text:span text:style-name="T58">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span></text:p>
      <text:p text:style-name="P47">–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text:span text:style-name="T25"/></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text:span><text:span text:style-name="T11">в лицо</text:span><text:span text:style-name="T1">,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1">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text:soft-page-break/>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9">— вся архитектура явно </text:span><text:span text:style-name="T30">была </text:span><text:span text:style-name="T39">заточена под крылатых. Таких, для которых приземлиться на балкон в тронном зале или уйти через портик на крыше</text:span><text:span text:style-name="T54"> </text:span><text:span text:style-name="T39">— обычное дело. </text:span><text:span text:style-name="T54">Хорошо, что </text:span><text:span text:style-name="T4">заместительная терапия Селестии и </text:span><text:span text:style-name="T54">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1">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9">— книжный шкаф и напольная подставка для чтения с </text:span><text:span text:style-name="T30">упором в виде </text:span><text:span text:style-name="T39">голов</text:span><text:span text:style-name="T30">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0">жаровни</text:span><text:span text:style-name="T39"> и фонтанчик</text:span><text:span text:style-name="T30">а</text:span><text:span text:style-name="T39">. </text:span><text:span text:style-name="T30">Каменный пол </text:span><text:soft-page-break/><text:span text:style-name="T30">комнаты был покрыт розовым ковром с длиннейшим ворсом.</text:span><text:span text:style-name="T39"> </text:span><text:span text:style-name="T30">Его центр занимал высокий </text:span><text:span text:style-name="T39">кругл</text:span><text:span text:style-name="T30">ый</text:span><text:span text:style-name="T39"> </text:span><text:span text:style-name="T30">футон</text:span><text:span text:style-name="T39"> </text:span><text:span text:style-name="T30">с</text:span><text:span text:style-name="T39"> велик</text:span><text:span text:style-name="T30">им</text:span><text:span text:style-name="T39"> множество</text:span><text:span text:style-name="T30">м</text:span><text:span text:style-name="T39"> подушек. Среди них я с удивлением заметил плюшевую единорожку </text:span><text:span text:style-name="T30">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oft-page-break/><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0">«</text:span>сказочной обезьяне из Вечнодикого леса<text:span text:style-name="T30">»</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9">– </text:span><text:span text:style-name="T30">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3">– </text:span>“<text:span text:style-name="T1">Что я могу сделать, чтобы вернуть всё назад?</text:span>”</text:p>
      <text:p text:style-name="P15"><text:span text:style-name="T43">– </text:span><text:span text:style-name="T30">Так и сказала?</text:span></text:p>
      <text:p text:style-name="P1"><text:span text:style-name="T39">–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3">– </text:span><text:span text:style-name="T30">Что бы это значило, Флёр?</text:span></text:p>
      <text:p text:style-name="P15"><text:soft-page-break/><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5">— </text:span><text:span text:style-name="T58">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8">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9">–</text:span><text:span text:style-name="T3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9">проблемой потусторонних снов и </text:span><text:span text:style-name="T30">пони-</text:span><text:span text:style-name="T39">исчезновений уже год. Почту за честь работать </text:span><text:span text:style-name="T30">под твоим руководством</text:span><text:span text:style-name="T39">. Погоди немного, я </text:span><text:span text:style-name="T30">от</text:span><text:span text:style-name="T39">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6">ведь </text:span><text:span text:style-name="T42">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7">Видения этих городов</text:span><text:span text:style-name="T48"> дрожали, <text:s/>пересекались </text:span><text:span text:style-name="T37">и постоянно множились</text:span><text:span text:style-name="T48">.</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6">—</text:span><text:span text:style-name="T17"> </text:span><text:span text:style-name="T58">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2">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8"> с использованием </text:span><text:span text:style-name="T2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9">—</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Я всего лишь единорог, не то, что некоторые!</text:span><text:span text:style-name="T39"> </text:span><text:span text:style-name="T30">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oft-page-break/><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9">– Я </text:span><text:span text:style-name="T43">всегда буду оставаться в тени. </text:span><text:span text:style-name="T39">– </text:span><text:span text:style-name="T43">хлюпала единоро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30">«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0">.</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oft-page-break/><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7">— </text:span><text:span text:style-name="T58">эт правда?</text:span></text:p>
      <text:p text:style-name="P47"><text:span text:style-name="T17">– </text:span><text:span text:style-name="T58">Какая из? Их много, вообще-то. Ик!</text:span></text:p>
      <text:p text:style-name="P47"><text:span text:style-name="T17">–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7">– Н</text:span><text:span text:style-name="T58">он-нон, </text:span><text:span text:style-name="T17">– </text:span><text:span text:style-name="T58">захихикала Пинки, взъерошив копытами розовые кудряшки и попытавшись соорудить из них бороду, </text:span><text:span text:style-name="T17">–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7">–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7">– </text:span><text:span text:style-name="T58">Ты что-о-о! Нельзя любить фаэри! Она похитит твоё сердце, и ты будешь искать её, пока не… </text:span><text:span text:style-name="T17">– </text:span><text:span text:style-name="T58">Пинки погрузилась мордочкой в так и не съеденный салат «по-кантерлотски» и захрапела.</text:span></text:p>
      <text:p text:style-name="P47"><text:span text:style-name="T17">– </text:span><text:span text:style-name="T58">Пока не умру?</text:span></text:p>
      <text:p text:style-name="P47"><text:span text:style-name="T17">– </text:span><text:span text:style-name="T58">Нет, глупенький. </text:span><text:span text:style-name="T17">– </text:span><text:span text:style-name="T58">пробулькала Пинки из миски. </text:span><text:span text:style-name="T17">–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oft-page-break/><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5">Исчезновение дневной главы диархии: Эквестрия в панике!</text:span>» (статья двухдневной давности).</text:p>
      <text:p text:style-name="P50"><text:soft-page-break/>«<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60">302 пони</text:span><text:span text:style-name="T25">.</text:span></text:p>
      <text:p text:style-name="P50"><text:span text:style-name="T60">250 пони</text:span><text:span text:style-name="T25">.</text:span></text:p>
      <text:p text:style-name="P50"><text:span text:style-name="T60">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1">Дружба </text:span><text:span text:style-name="T35">—</text:span><text:span text:style-name="T21"> </text:span><text:span text:style-name="T3">э</text:span><text:span text:style-name="T21">то, </text:span><text:span text:style-name="T62">так её </text:span><text:span text:style-name="T3">разэтак</text:span><text:span text:style-name="T62">,</text:span><text:span text:style-name="T21"> магия!</text:span></text:p>
      <text:p text:style-name="P146"/>
      <text:p text:style-name="Standard"><text:span text:style-name="T21">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5">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60">302 пони</text:span><text:span text:style-name="T25">.</text:span></text:p>
      <text:p text:style-name="P50"><text:span text:style-name="T60">250 пони</text:span><text:span text:style-name="T25">.</text:span></text:p>
      <text:p text:style-name="P50"><text:span text:style-name="T60">125 поней</text:span><text:span text:style-name="T25">.</text:span></text:p>
      <text:p text:style-name="P50"><text:span text:style-name="T25">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oft-page-break/><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7">пишешь</text:span><text:span text:style-name="T48">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2">«</text:span>обстоятельство непреодолимой силы<text:span text:style-name="T32">»</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text:soft-page-break/>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А</text:span><text:span text:style-name="T32">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9">Я не могу навязать тебе чувств…</text:span><text:span text:style-name="T24"> </text:span><text:span text:style-name="T29">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61">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2">Я киваю ей в ответ. Мне понятно, почему.</text:p>
      <text:p text:style-name="P52"><text:span text:style-name="T12">–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8">– </text:span><text:span text:style-name="T28">Шейла! Шейла Блюскай! И я уже не малышка! </text:span><text:span text:style-name="T38">– </text:span><text:span text:style-name="T28">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oft-page-break/><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oft-page-break/><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8">–</text:span> Тогда зачем она..?</text:p>
      <text:p text:style-name="P4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9">–</text:span> А другие? Они тоже… давали мне потому, что считали меня последним шансом?</text:p>
      <text:p text:style-name="P50">У аликорницы отвалилась челюсть.</text:p>
      <text:p text:style-name="P50"><text:span text:style-name="T19">–</text:span> Другие? Кто ещё?<text:span text:style-name="T12"> </text:span>С кем ещё у тебя были… отношения?</text:p>
      <text:p text:style-name="P47"><text:span text:style-name="T18">–</text:span> С Рэйнбоу Дэш <text:span text:style-name="T18">–</text:span> ответил я несчастным голосом. <text:span text:style-name="T18">–</text:span> И, может быть, с Пинки.</text:p>
      <text:p text:style-name="P47"><text:span text:style-name="T18">–</text:span> А ты живчик. <text:span text:style-name="T18">–</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8">–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8">–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8">–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8">–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1">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8">–</text:span><text:span text:style-name="T28">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51">–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2">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8" text:outline-level="3">Воскресенье</text:h>
      <text:p text:style-name="P47"/>
      <text:p text:style-name="P1">Невесомость, удар, чувство веса. Я открываю глаза.</text:p>
      <text:p text:style-name="P1">Крыша <text:span text:style-name="T29">высотки</text:span><text:span text:style-name="T28"> </text:span>тускло отсвечивает в свете звёзд. <text:span text:style-name="T2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0">— феерия эмоций пере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3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20">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2">– </text:span>Привет, Нэш. Это Анон.</text:p>
      <text:p text:style-name="P1"><text:span text:style-name="T32">–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8">Сейчас уже нельзя ничего изменить и придётся ему довер</text:span><text:span text:style-name="T29">иться</text:span><text:span text:style-name="T2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9">—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8">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8">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2">–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8">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8">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8">—</text:span> что может держать закоренелого обеспеченного холостяка дома, кроме работы? <text:span text:style-name="T2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5">— после встречи на лестнице со смайлолицым у меня развилась мания преследования.</text:span></text:p>
      <text:p text:style-name="P101"><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2">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2">–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2">– Р</text:span>ассказывай.</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Великом<text:span text:style-name="T28">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8">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8">–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8">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8">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8">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text:span text:style-name="T28"> сто пять</text:span><text:span text:style-name="T23">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2">–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2">–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8">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
      <text:p text:style-name="P50"><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2">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4">–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4">– </text:span><text:span text:style-name="T2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8">.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4">– К сожалению, не </text:span><text:span text:style-name="T49">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4"><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4">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2">.</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4">–</text:span><text:span text:style-name="T28"> На самом деле помочь мне достаточно легко. Видишь ли, залатать дыры конструкции Эквуса можно «наложив» на них правдоподобное </text:span><text:span text:style-name="T44">— иначе говоря, жизнеспособное —</text:span><text:span text:style-name="T28"> объяснение и направив на это объяснение подпитывающую энергию адептов. В мире людей даже есть шуточная награда, учреждённая </text:span><text:span text:style-name="T38">Marvel Comics </text:span><text:span text:style-name="T28">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8">Marvel</text:span><text:span text:style-name="T28">.</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8">– Ты уже устранил крупнейший дефект Эквестрии </text:span><text:span text:style-name="T44">— манипуляции светилом. Аналогично решаются и остальные проблемы</text:span><text:span text:style-name="T2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4">–</text:span><text:span text:style-name="T28"> А кьютимарки? Как, разрази меня квазар, объяснить кьютимарки? </text:span><text:span text:style-name="T44">–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6"/>
      <text:p text:style-name="P106">Я подозрительно посмотрел на Анакорна.</text:p>
      <text:p text:style-name="P106"/>
      <text:p text:style-name="P105"><text:span text:style-name="T19">– </text:span><text:span text:style-name="T51">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9">–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2">– </text:span>Пиши, как есть. <text:span text:style-name="T12">– </text:span>развёл копытами Анакорн. <text:span text:style-name="T12">–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2">–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8">Хочу, чтобы ты </text:span><text:span text:style-name="T29">делал мне почесушки</text:span><text:span text:style-name="T28">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05T16:33:09.135462888</dc:date>
    <meta:editing-duration>P148DT1H7M49S</meta:editing-duration>
    <meta:editing-cycles>9378</meta:editing-cycles>
    <meta:generator>LibreOffice/5.1.6.2$Linux_X86_64 LibreOffice_project/10m0$Build-2</meta:generator>
    <meta:printed-by>макс </meta:printed-by>
    <meta:print-date>2017-08-23T21:51:29.95</meta:print-date>
    <meta:document-statistic meta:table-count="0" meta:image-count="0" meta:object-count="0" meta:page-count="237" meta:paragraph-count="4745" meta:word-count="101335" meta:character-count="671520" meta:non-whitespace-character-count="570446"/>
  </office:meta>
</office:document-meta>
</file>